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45</text:p>
      <text:p text:style-name="Standard"/>
      <text:p text:style-name="Standard">Demandeur : GAEC SAINT PATERN</text:p>
      <text:p text:style-name="Standard">Adresse : 13 BIS SAINT PATERN<text:line-break/>22200 ST AGATHON</text:p>
      <text:p text:style-name="Standard">Cédant : EARL LA FERME DES HORTENSIAS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SAINT-AGATHON</text:p>
      <text:p text:style-name="Standard"/>
      <text:p text:style-name="Standard"/>
      <text:p text:style-name="Standard"/>
      <text:p text:style-name="P1">Dossier n° : C22250345</text:p>
      <text:p text:style-name="P1"/>
      <text:p text:style-name="P1">Demandeur : GAEC SAINT PATERN</text:p>
      <text:p text:style-name="P1">Adresse : 13 BIS SAINT PATERN<text:line-break/>22200 ST AGATHON</text:p>
      <text:p text:style-name="P1">Cédant : EARL LA FERME DES HORTENSIAS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SAINT-AGATHON</text:p>
      <text:p text:style-name="P1"/>
      <text:p text:style-name="P1"/>
      <text:p text:style-name="P1">Parcelles : A99 - A100 - A101 - A252</text:p>
      <text:p text:style-name="P1">Superficie : 2,472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